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D00000116B8F8BF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font-family-generic="swiss" style:name="Ubuntu" svg:font-family="Ubuntu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Verdana" svg:font-family="Verdana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" style:name="Tableau1">
      <style:table-properties fo:margin-left="-0.764cm" style:width="16.531cm" style:writing-mode="lr-tb" table:align="left"/>
    </style:style>
    <style:style style:family="table-column" style:name="Tableau1.A">
      <style:table-column-properties style:column-width="16.531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="0.5pt solid #000000" fo:padding-bottom="0cm" fo:padding-left="0.189cm" fo:padding-right="0.189cm" fo:padding-top="0cm" style:vertical-align="top" style:writing-mode="lr-tb"/>
    </style:style>
    <style:style style:family="paragraph" style:name="P1" style:parent-style-name="Standard">
      <style:text-properties fo:country="BE" fo:font-size="10pt" fo:language="nl" style:font-size-asian="10pt"/>
    </style:style>
    <style:style style:family="paragraph" style:name="P2" style:parent-style-name="Standard">
      <style:paragraph-properties fo:text-align="center" style:justify-single-word="false"/>
      <style:text-properties fo:country="BE" fo:font-size="22pt" fo:font-weight="bold" fo:language="nl" style:font-size-asian="22pt" style:font-weight-asian="bold"/>
    </style:style>
    <style:style style:family="paragraph" style:name="P3" style:parent-style-name="Standard">
      <style:paragraph-properties fo:text-align="center" style:justify-single-word="false"/>
      <style:text-properties fo:country="BE" fo:font-size="20pt" fo:font-weight="bold" fo:language="nl" style:font-size-asian="20pt" style:font-weight-asian="bold"/>
    </style:style>
    <style:style style:family="paragraph" style:name="P4" style:parent-style-name="Standard">
      <style:paragraph-properties fo:text-align="center" style:justify-single-word="false"/>
      <style:text-properties fo:country="BE" fo:font-size="18pt" fo:font-weight="bold" fo:language="nl" style:font-size-asian="18pt" style:font-weight-asian="bold"/>
    </style:style>
    <style:style style:family="paragraph" style:name="P5" style:parent-style-name="Standard">
      <style:paragraph-properties fo:text-align="center" style:justify-single-word="false"/>
      <style:text-properties fo:country="BE" fo:language="nl"/>
    </style:style>
    <style:style style:family="paragraph" style:name="P6" style:parent-style-name="Standard">
      <style:paragraph-properties fo:text-align="center" style:justify-single-word="false"/>
      <style:text-properties fo:country="BE" fo:font-size="14pt" fo:font-weight="bold" fo:language="nl" style:font-size-asian="14pt" style:font-weight-asian="bold"/>
    </style:style>
    <style:style style:family="paragraph" style:name="P7" style:parent-style-name="Standard">
      <style:paragraph-properties fo:text-align="center" style:justify-single-word="false"/>
      <style:text-properties fo:font-size="9pt" style:font-size-asian="9pt"/>
    </style:style>
    <style:style style:family="paragraph" style:name="P8" style:parent-style-name="Standard">
      <style:text-properties fo:font-size="9pt" fo:font-weight="bold" style:font-name="Verdana" style:font-size-asian="9pt" style:font-size-complex="9pt" style:font-weight-asian="bold"/>
    </style:style>
    <style:style style:family="paragraph" style:name="P9" style:parent-style-name="Standard">
      <style:paragraph-properties fo:text-align="start" style:justify-single-word="false"/>
      <style:text-properties fo:font-size="9pt" fo:font-weight="bold" style:font-name="Verdana" style:font-size-asian="9pt" style:font-size-complex="9pt" style:font-weight-asian="bold"/>
    </style:style>
    <style:style style:family="paragraph" style:name="P10" style:parent-style-name="Standard">
      <style:text-properties fo:font-size="9pt" style:font-name="Verdana" style:font-size-asian="9pt" style:font-size-complex="9pt"/>
    </style:style>
    <style:style style:family="paragraph" style:name="P11" style:parent-style-name="Standard">
      <style:text-properties fo:country="BE" fo:font-size="9pt" fo:font-weight="bold" fo:language="fr" style:font-name="Verdana" style:font-size-asian="9pt" style:font-size-complex="9pt" style:font-weight-asian="bold"/>
    </style:style>
    <style:style style:family="paragraph" style:name="P12" style:parent-style-name="Standard">
      <style:text-properties fo:country="BE" fo:font-size="10pt" fo:font-weight="bold" fo:language="nl" style:font-name="Verdana" style:font-size-asian="10pt" style:font-size-complex="9pt" style:font-weight-asian="bold"/>
    </style:style>
    <style:style style:family="paragraph" style:name="P13" style:parent-style-name="Standard">
      <style:paragraph-properties fo:text-align="center" style:justify-single-word="false"/>
      <style:text-properties fo:country="BE" fo:font-size="10pt" fo:font-weight="bold" fo:language="nl" style:font-name="Verdana" style:font-size-asian="10pt" style:font-size-complex="9pt" style:font-weight-asian="bold"/>
    </style:style>
    <style:style style:family="paragraph" style:name="P14" style:parent-style-name="Standard">
      <style:paragraph-properties style:snap-to-layout-grid="false"/>
      <style:text-properties fo:country="none" fo:language="zxx" style:country-asian="none" style:language-asian="zxx"/>
    </style:style>
    <style:style style:family="paragraph" style:name="P15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family="paragraph" style:name="P16" style:parent-style-name="Standard">
      <style:paragraph-properties>
        <style:tab-stops>
          <style:tab-stop style:position="15.753cm" style:type="right"/>
        </style:tab-stops>
      </style:paragraph-properties>
    </style:style>
    <style:style style:family="paragraph" style:name="P17" style:parent-style-name="Standard">
      <style:paragraph-properties fo:text-align="center" style:justify-single-word="false"/>
    </style:style>
    <style:style style:family="paragraph" style:name="P18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family="paragraph" style:name="P19" style:parent-style-name="Standard">
      <style:paragraph-properties fo:margin-bottom="0cm" fo:margin-top="0.071cm" style:contextual-spacing="false"/>
      <style:text-properties fo:country="BE" fo:font-size="10pt" fo:language="nl" style:font-size-asian="10pt"/>
    </style:style>
    <style:style style:family="paragraph" style:name="P20" style:parent-style-name="Standard">
      <style:paragraph-properties fo:margin-bottom="0cm" fo:margin-left="0cm" fo:margin-right="0cm" fo:margin-top="0.071cm" fo:text-indent="1.27cm" style:auto-text-indent="false" style:contextual-spacing="false"/>
      <style:text-properties fo:country="BE" fo:font-size="10pt" fo:language="nl" style:font-size-asian="10pt"/>
    </style:style>
    <style:style style:family="paragraph" style:name="P21" style:parent-style-name="Standard">
      <style:paragraph-properties fo:margin-left="0.499cm" fo:margin-right="0cm" fo:text-indent="-0.499cm" style:auto-text-indent="false"/>
    </style:style>
    <style:style style:family="paragraph" style:name="P22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family="paragraph" style:name="P23" style:parent-style-name="Standard">
      <style:paragraph-properties fo:margin-left="0.499cm" fo:margin-right="0cm" fo:text-indent="-0.499cm" style:auto-text-indent="false"/>
      <style:text-properties fo:country="BE" fo:font-size="11pt" fo:language="nl" style:font-size-asian="11pt"/>
    </style:style>
    <style:style style:family="paragraph" style:name="P24" style:parent-style-name="Standard">
      <style:paragraph-properties fo:margin-bottom="0cm" fo:margin-left="0.501cm" fo:margin-right="0cm" fo:margin-top="0.212cm" fo:text-indent="0cm" style:auto-text-indent="false" style:contextual-spacing="false"/>
      <style:text-properties fo:font-size="11pt" style:font-size-asian="11pt"/>
    </style:style>
    <style:style style:family="paragraph" style:name="P25" style:parent-style-name="Standard">
      <style:paragraph-properties fo:line-height="0.247cm" fo:margin-left="0.501cm" fo:margin-right="0cm" fo:text-indent="-0.501cm" style:auto-text-indent="false">
        <style:tab-stops>
          <style:tab-stop style:position="7.814cm"/>
        </style:tab-stops>
      </style:paragraph-properties>
      <style:text-properties fo:country="BE" fo:font-size="7pt" fo:language="nl" style:font-name="Arial" style:font-size-asian="7pt"/>
    </style:style>
    <style:style style:family="paragraph" style:name="P26" style:parent-style-name="Standard">
      <style:paragraph-properties fo:margin-bottom="0cm" fo:margin-left="0.501cm" fo:margin-right="0cm" fo:margin-top="0.212cm" fo:text-indent="-0.501cm" style:auto-text-indent="false" style:contextual-spacing="false"/>
      <style:text-properties fo:country="BE" fo:font-size="11pt" fo:language="nl" style:font-size-asian="11pt"/>
    </style:style>
    <style:style style:family="paragraph" style:name="P27" style:parent-style-name="Standard">
      <style:paragraph-properties fo:margin-left="0.499cm" fo:margin-right="0cm" fo:text-indent="0.002cm" style:auto-text-indent="false"/>
    </style:style>
    <style:style style:family="paragraph" style:name="P28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family="paragraph" style:name="P29" style:parent-style-name="Standard">
      <style:paragraph-properties fo:margin-left="0.499cm" fo:margin-right="0cm" fo:text-indent="0.002cm" style:auto-text-indent="false"/>
      <style:text-properties fo:font-size="7pt" style:font-name="Arial" style:font-size-asian="7pt"/>
    </style:style>
    <style:style style:family="paragraph" style:master-page-name="Standard" style:name="P30" style:parent-style-name="Standard">
      <style:paragraph-properties style:page-number="auto"/>
      <style:text-properties fo:font-size="10pt" style:font-size-asian="10pt"/>
    </style:style>
    <style:style style:family="paragraph" style:name="P31" style:parent-style-name="Standard">
      <style:paragraph-properties fo:text-align="start" style:justify-single-word="false"/>
      <style:text-properties fo:font-size="9pt" officeooo:paragraph-rsid="000b228a" style:font-name="Verdana" style:font-size-asian="9pt" style:font-size-complex="9pt"/>
    </style:style>
    <style:style style:family="text" style:name="T1">
      <style:text-properties fo:font-weight="bold" style:font-weight-asian="bold"/>
    </style:style>
    <style:style style:family="text" style:name="T2">
      <style:text-properties fo:font-weight="bold" officeooo:rsid="0006fa78" style:font-weight-asian="bold"/>
    </style:style>
    <style:style style:family="text" style:name="T3">
      <style:text-properties fo:font-size="9pt" fo:font-weight="bold" style:font-name="Verdana" style:font-size-asian="9pt" style:font-size-complex="9pt" style:font-weight-asian="bold" style:font-weight-complex="bold"/>
    </style:style>
    <style:style style:family="text" style:name="T4">
      <style:text-properties fo:font-size="11pt" style:font-size-asian="11pt"/>
    </style:style>
    <style:style style:family="text" style:name="T5">
      <style:text-properties fo:font-size="6pt" style:font-name="Arial" style:font-size-asian="6pt"/>
    </style:style>
    <style:style style:family="text" style:name="T6">
      <style:text-properties fo:country="BE" fo:language="nl"/>
    </style:style>
    <style:style style:family="text" style:name="T7">
      <style:text-properties officeooo:rsid="0006fa78"/>
    </style:style>
    <style:style style:family="text" style:name="T8">
      <style:text-properties officeooo:rsid="000827a7"/>
    </style:style>
    <style:style style:family="text" style:name="T9">
      <style:text-properties officeooo:rsid="0009c398"/>
    </style:style>
    <style:style style:family="text" style:name="T10">
      <style:text-properties officeooo:rsid="000ca97e"/>
    </style:style>
    <style:style style:family="text" style:name="T11">
      <style:text-properties officeooo:rsid="000d1695"/>
    </style:style>
    <style:style style:family="graphic" style:name="fr1" style:parent-style-name="Frame">
      <style:graphic-properties fo:background-color="#f2f2f2" fo:border="0.06pt solid #8c8c8c" fo:margin-left="0.319cm" fo:margin-right="0.319cm" fo:padding-bottom="0.134cm" fo:padding-left="0.261cm" fo:padding-right="0.261cm" fo:padding-top="0.134cm" style:background-transparency="0%" style:horizontal-pos="from-left" style:horizontal-rel="page-content" style:number-wrapped-paragraphs="no-limit" style:vertical-pos="from-top" style:vertical-rel="paragraph" style:wrap="run-through">
        <style:background-image/>
      </style:graphic-properties>
    </style:style>
    <style:style style:family="graphic" style:name="fr2" style:parent-style-name="Frame">
      <style:graphic-properties fo:background-color="#f2f2f2" fo:border="0.06pt solid #8c8c8c" fo:margin-left="0.319cm" fo:margin-right="0.319cm" fo:padding-bottom="0.134cm" fo:padding-left="0.261cm" fo:padding-right="0.261cm" fo:padding-top="0.134cm" style:background-transparency="0%" style:horizontal-pos="from-left" style:horizontal-rel="paragraph" style:number-wrapped-paragraphs="no-limit" style:vertical-pos="from-top" style:vertical-rel="paragraph" style:wrap="run-through">
        <style:background-image/>
      </style:graphic-properties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left="0cm" fo:margin-right="0cm" fo:padding-bottom="0.153cm" fo:padding-left="0.28cm" fo:padding-right="0.28cm" fo:padding-top="0.153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1">
        <text:p text:style-name="P30"><office:annotation><dc:creator>urban</dc:creator><dc:date>2011-01-10T16:42:37</dc:date><text:p>do section for folder in [b.getObject() for b in brains]</text:p></office:annotation><draw:frame draw:name="Image1" draw:style-name="fr3" draw:z-index="0" svg:height="4.849cm" svg:width="5.096cm" text:anchor-type="as-char"><draw:image xlink:actuate="onLoad" xlink:href="Pictures/100000000000012D00000116B8F8BF5B.png" xlink:show="embed" xlink:type="simple"/></draw:frame></text:p>
        <text:p text:style-name="P19">Rue de Louvain 44 - 1000 Bruxelles</text:p>
        <text:p text:style-name="P20">tél. : 02/548. 62. 58</text:p>
        <text:p text:style-name="P1"/>
        <text:p text:style-name="P1"/>
        <text:p text:style-name="P1"/>
        <text:p text:style-name="P2">Statistique des permis de bâtir</text:p>
        <text:p text:style-name="P3"/>
        <text:p text:style-name="P4">Modèle III </text:p>
        <text:p text:style-name="P5"/>
        <text:p text:style-name="P6">Bâtiment dont les travaux de construction ou de transformation ont commencé</text:p>
        <text:p text:style-name="P5"><text:line-break/></text:p>
        <text:p text:style-name="P17"><text:span text:style-name="T6"><office:annotation><dc:creator>urban</dc:creator><dc:date>2011-01-17T14:09:50</dc:date><text:p>do text if folder.getUsage()=='for_habitation'</text:p></office:annotation></text:span><text:span text:style-name="T6">Concerne le formulaire statistique modèle I</text:span></text:p>
        <text:p text:style-name="P18"><text:span text:style-name="T6"><office:annotation><dc:creator>urban</dc:creator><dc:date>2011-01-17T14:10:43</dc:date><text:p>do text if folder.getUsage()=='not_for_habitation'</text:p></office:annotation></text:span><text:span text:style-name="T6">Concerne le formulaire statistique modèle II</text:span></text:p>
        <text:p text:style-name="P13"/>
        <text:p text:style-name="P9"/>
        <text:p text:style-name="Standard"/>
        <table:table table:name="Tableau1" table:style-name="Tableau1">
          <table:table-column table:style-name="Tableau1.A"/>
          <table:table-row table:style-name="Tableau1.1">
            <table:table-cell office:value-type="string" table:style-name="Tableau1.A1">
              <text:p text:style-name="P14"><draw:frame draw:name="Cadre7" draw:style-name="fr1" draw:z-index="1" svg:height="0.702cm" svg:width="13.227cm" svg:x="1.9cm" svg:y="1.672cm" text:anchor-type="char"><draw:text-box><text:p text:style-name="P8">NAMUR</text:p><text:p text:style-name="P10"/></draw:text-box></draw:frame><draw:frame draw:name="Cadre6" draw:style-name="fr1" draw:z-index="2" svg:height="0.723cm" svg:width="9.925cm" svg:x="5.202cm" svg:y="2.604cm" text:anchor-type="char"><draw:text-box><text:p text:style-name="P8">NAMUR</text:p></draw:text-box></draw:frame><draw:frame draw:name="Cadre5" draw:style-name="fr1" draw:z-index="3" svg:height="0.787cm" svg:width="13.227cm" svg:x="1.9cm" svg:y="3.493cm" text:anchor-type="char"><draw:text-box><text:p text:style-name="P8"><text:span text:style-name="T7"><text:text-input text:description="">folder.portal_urban.getCityName()</text:text-input></text:span></text:p></draw:text-box></draw:frame><draw:frame draw:name="Cadre4" draw:style-name="fr1" draw:z-index="4" svg:height="0.739cm" svg:width="7.729cm" svg:x="7.392cm" svg:y="4.493cm" text:anchor-type="char"><draw:text-box><text:p text:style-name="P12"><text:text-input text:description="Statistiques INS-Référence">folder.getReference()</text:text-input></text:p></draw:text-box></draw:frame><draw:frame draw:name="Cadre2" draw:style-name="fr1" draw:z-index="7" svg:height="0.796cm" svg:width="9.902cm" svg:x="5.207cm" svg:y="6.341cm" text:anchor-type="char"><draw:text-box><text:p text:style-name="P9"><text:text-input text:description="Statistiques INS-Titre">folder.getValueForTemplate('personTitle', obj=folder.getApplicants()[0])</text:text-input> <text:text-input text:description="Statistiques INS-Nom du demandeur">folder.getApplicants()[0].getName1()</text:text-input> <text:text-input text:description="Statistiques INS-Prénom du demandeur">folder.getApplicants()[0].getName2()</text:text-input></text:p></draw:text-box></draw:frame><draw:frame draw:name="Cadre3" draw:style-name="fr1" draw:z-index="8" svg:height="0.787cm" svg:width="9.775cm" svg:x="5.355cm" svg:y="5.398cm" text:anchor-type="char"><draw:text-box><text:p text:style-name="P11"><text:span text:style-name="T9"><text:text-input text:description="Statistiques INS-Date octroi du permis délivré">folder.portal_urban.formatDate(folder.getLastTheLicence().getDecisionDate())</text:text-input></text:span></text:p></draw:text-box></draw:frame></text:p>
              <text:p text:style-name="P15">A remplir, suivant le cas, par l’Administration Communale ou l’Administration de l’Urbanisme</text:p>
              <text:p text:style-name="P7"/>
              <text:p text:style-name="P21"/>
              <text:p text:style-name="P22">Province : <text:s text:c="8"/>NAMUR </text:p>
              <text:p text:style-name="P22"/>
              <text:p text:style-name="P22">Arrondissement administratif: </text:p>
              <text:p text:style-name="P22"/>
              <text:p text:style-name="P23">Commune : <text:s/></text:p>
              <text:p text:style-name="P23"/>
              <text:p text:style-name="P23">Numéro de la demande du permis de bâtir : </text:p>
              <text:p text:style-name="P23"/>
              <text:p text:style-name="P23">Date d’octroi du permis délivré :</text:p>
              <text:p text:style-name="P23"><text:s text:c="2"/></text:p>
              <text:p text:style-name="P23">Nom et prénom du demandeur: </text:p>
              <text:p text:style-name="P25">(en caractère d’imprimerie)</text:p>
              <text:p text:style-name="P26">Situation du bien<draw:frame draw:name="Cadre1" draw:style-name="fr2" draw:z-index="5" svg:height="1.113cm" svg:width="11.476cm" svg:x="4.168cm" svg:y="0.467cm" text:anchor-type="char"><draw:text-box><text:p text:style-name="P31"><text:span text:style-name="T1"><text:text-input text:description="Statistiques INS-Rue des travaux">folder.getWorkLocationSignaletic()</text:text-input></text:span><text:span text:style-name="T1">(</text:span><text:span text:style-name="T2"><text:text-input text:description="">folder.portal_urban.getCityName()</text:text-input></text:span><text:span text:style-name="T1">)</text:span></text:p></draw:text-box></draw:frame></text:p>
              <text:p text:style-name="P24">rue et n° : </text:p>
              <text:p text:style-name="P29">(en caractère d’imprimerie)</text:p>
              <text:p text:style-name="P27"><text:span text:style-name="T4">numéro cadastral : <text:s text:c="2"/></text:span><text:span text:style-name="T3"><text:text-input text:description="Statistiques INS-Parcelles">folder.get_parcels()</text:text-input></text:span></text:p>
              <text:p text:style-name="P28">(division, section, parcelle)<draw:frame draw:name="Cadre8" draw:style-name="fr2" draw:z-index="6" svg:height="0.787cm" svg:width="7.491cm" svg:x="6.16cm" svg:y="0.212cm" text:anchor-type="char"><draw:text-box><text:p text:style-name="P11"><text:span text:style-name="T11"><text:text-input text:description="Statistiques INS-Date octroi du permis délivré">folder.portal_urban.formatDate(folder.getLastWorkBeginning().getEventDate())</text:text-input></text:span></text:p></draw:text-box></draw:frame></text:p>
              <text:p text:style-name="P21"><text:span text:style-name="T4">Date du commencement des travaux</text:span> : </text:p>
              <text:p text:style-name="Standard"/>
              <text:p text:style-name="Standard"/>
            </table:table-cell>
          </table:table-row>
        </table:table>
        <text:p text:style-name="P16"/>
        <text:p text:style-name="P16"/>
        <text:p text:style-name="P16"><text:tab/><text:span text:style-name="T5">P59003F1 - 1 - 98 / 12</text:span></text:p>
      </text:section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font-family-generic="swiss" style:name="Ubuntu" svg:font-family="Ubuntu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Verdana" svg:font-family="Verdana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" style:name="Tableau1">
      <style:table-properties fo:margin-left="-0.764cm" style:width="16.531cm" style:writing-mode="lr-tb" table:align="left"/>
    </style:style>
    <style:style style:family="table-column" style:name="Tableau1.A">
      <style:table-column-properties style:column-width="16.531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="0.5pt solid #000000" fo:padding-bottom="0cm" fo:padding-left="0.189cm" fo:padding-right="0.189cm" fo:padding-top="0cm" style:vertical-align="top" style:writing-mode="lr-tb"/>
    </style:style>
    <style:style style:family="paragraph" style:name="P1" style:parent-style-name="Standard">
      <style:text-properties fo:country="BE" fo:font-size="10pt" fo:language="nl" style:font-size-asian="10pt"/>
    </style:style>
    <style:style style:family="paragraph" style:name="P2" style:parent-style-name="Standard">
      <style:paragraph-properties fo:text-align="center" style:justify-single-word="false"/>
      <style:text-properties fo:country="BE" fo:font-size="22pt" fo:font-weight="bold" fo:language="nl" style:font-size-asian="22pt" style:font-weight-asian="bold"/>
    </style:style>
    <style:style style:family="paragraph" style:name="P3" style:parent-style-name="Standard">
      <style:paragraph-properties fo:text-align="center" style:justify-single-word="false"/>
      <style:text-properties fo:country="BE" fo:font-size="20pt" fo:font-weight="bold" fo:language="nl" style:font-size-asian="20pt" style:font-weight-asian="bold"/>
    </style:style>
    <style:style style:family="paragraph" style:name="P4" style:parent-style-name="Standard">
      <style:paragraph-properties fo:text-align="center" style:justify-single-word="false"/>
      <style:text-properties fo:country="BE" fo:font-size="18pt" fo:font-weight="bold" fo:language="nl" style:font-size-asian="18pt" style:font-weight-asian="bold"/>
    </style:style>
    <style:style style:family="paragraph" style:name="P5" style:parent-style-name="Standard">
      <style:paragraph-properties fo:text-align="center" style:justify-single-word="false"/>
      <style:text-properties fo:country="BE" fo:language="nl"/>
    </style:style>
    <style:style style:family="paragraph" style:name="P6" style:parent-style-name="Standard">
      <style:paragraph-properties fo:text-align="center" style:justify-single-word="false"/>
      <style:text-properties fo:country="BE" fo:font-size="14pt" fo:font-weight="bold" fo:language="nl" style:font-size-asian="14pt" style:font-weight-asian="bold"/>
    </style:style>
    <style:style style:family="paragraph" style:name="P7" style:parent-style-name="Standard">
      <style:paragraph-properties fo:text-align="center" style:justify-single-word="false"/>
      <style:text-properties fo:font-size="9pt" style:font-size-asian="9pt"/>
    </style:style>
    <style:style style:family="paragraph" style:name="P8" style:parent-style-name="Standard">
      <style:text-properties fo:font-size="9pt" fo:font-weight="bold" style:font-name="Verdana" style:font-size-asian="9pt" style:font-size-complex="9pt" style:font-weight-asian="bold"/>
    </style:style>
    <style:style style:family="paragraph" style:name="P9" style:parent-style-name="Standard">
      <style:paragraph-properties fo:text-align="start" style:justify-single-word="false"/>
      <style:text-properties fo:font-size="9pt" fo:font-weight="bold" style:font-name="Verdana" style:font-size-asian="9pt" style:font-size-complex="9pt" style:font-weight-asian="bold"/>
    </style:style>
    <style:style style:family="paragraph" style:name="P10" style:parent-style-name="Standard">
      <style:text-properties fo:font-size="9pt" style:font-name="Verdana" style:font-size-asian="9pt" style:font-size-complex="9pt"/>
    </style:style>
    <style:style style:family="paragraph" style:name="P11" style:parent-style-name="Standard">
      <style:text-properties fo:country="BE" fo:font-size="9pt" fo:font-weight="bold" fo:language="fr" style:font-name="Verdana" style:font-size-asian="9pt" style:font-size-complex="9pt" style:font-weight-asian="bold"/>
    </style:style>
    <style:style style:family="paragraph" style:name="P12" style:parent-style-name="Standard">
      <style:text-properties fo:country="BE" fo:font-size="10pt" fo:font-weight="bold" fo:language="nl" style:font-name="Verdana" style:font-size-asian="10pt" style:font-size-complex="9pt" style:font-weight-asian="bold"/>
    </style:style>
    <style:style style:family="paragraph" style:name="P13" style:parent-style-name="Standard">
      <style:paragraph-properties fo:text-align="center" style:justify-single-word="false"/>
      <style:text-properties fo:country="BE" fo:font-size="10pt" fo:font-weight="bold" fo:language="nl" style:font-name="Verdana" style:font-size-asian="10pt" style:font-size-complex="9pt" style:font-weight-asian="bold"/>
    </style:style>
    <style:style style:family="paragraph" style:name="P14" style:parent-style-name="Standard">
      <style:paragraph-properties style:snap-to-layout-grid="false"/>
      <style:text-properties fo:country="none" fo:language="zxx" style:country-asian="none" style:language-asian="zxx"/>
    </style:style>
    <style:style style:family="paragraph" style:name="P15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family="paragraph" style:name="P16" style:parent-style-name="Standard">
      <style:paragraph-properties>
        <style:tab-stops>
          <style:tab-stop style:position="15.753cm" style:type="right"/>
        </style:tab-stops>
      </style:paragraph-properties>
    </style:style>
    <style:style style:family="paragraph" style:name="P17" style:parent-style-name="Standard">
      <style:paragraph-properties fo:text-align="center" style:justify-single-word="false"/>
    </style:style>
    <style:style style:family="paragraph" style:name="P18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family="paragraph" style:name="P19" style:parent-style-name="Standard">
      <style:paragraph-properties fo:margin-bottom="0cm" fo:margin-top="0.071cm" style:contextual-spacing="false"/>
      <style:text-properties fo:country="BE" fo:font-size="10pt" fo:language="nl" style:font-size-asian="10pt"/>
    </style:style>
    <style:style style:family="paragraph" style:name="P20" style:parent-style-name="Standard">
      <style:paragraph-properties fo:margin-bottom="0cm" fo:margin-left="0cm" fo:margin-right="0cm" fo:margin-top="0.071cm" fo:text-indent="1.27cm" style:auto-text-indent="false" style:contextual-spacing="false"/>
      <style:text-properties fo:country="BE" fo:font-size="10pt" fo:language="nl" style:font-size-asian="10pt"/>
    </style:style>
    <style:style style:family="paragraph" style:name="P21" style:parent-style-name="Standard">
      <style:paragraph-properties fo:margin-left="0.499cm" fo:margin-right="0cm" fo:text-indent="-0.499cm" style:auto-text-indent="false"/>
    </style:style>
    <style:style style:family="paragraph" style:name="P22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family="paragraph" style:name="P23" style:parent-style-name="Standard">
      <style:paragraph-properties fo:margin-left="0.499cm" fo:margin-right="0cm" fo:text-indent="-0.499cm" style:auto-text-indent="false"/>
      <style:text-properties fo:country="BE" fo:font-size="11pt" fo:language="nl" style:font-size-asian="11pt"/>
    </style:style>
    <style:style style:family="paragraph" style:name="P24" style:parent-style-name="Standard">
      <style:paragraph-properties fo:margin-bottom="0cm" fo:margin-left="0.501cm" fo:margin-right="0cm" fo:margin-top="0.212cm" fo:text-indent="0cm" style:auto-text-indent="false" style:contextual-spacing="false"/>
      <style:text-properties fo:font-size="11pt" style:font-size-asian="11pt"/>
    </style:style>
    <style:style style:family="paragraph" style:name="P25" style:parent-style-name="Standard">
      <style:paragraph-properties fo:line-height="0.247cm" fo:margin-left="0.501cm" fo:margin-right="0cm" fo:text-indent="-0.501cm" style:auto-text-indent="false">
        <style:tab-stops>
          <style:tab-stop style:position="7.814cm"/>
        </style:tab-stops>
      </style:paragraph-properties>
      <style:text-properties fo:country="BE" fo:font-size="7pt" fo:language="nl" style:font-name="Arial" style:font-size-asian="7pt"/>
    </style:style>
    <style:style style:family="paragraph" style:name="P26" style:parent-style-name="Standard">
      <style:paragraph-properties fo:margin-bottom="0cm" fo:margin-left="0.501cm" fo:margin-right="0cm" fo:margin-top="0.212cm" fo:text-indent="-0.501cm" style:auto-text-indent="false" style:contextual-spacing="false"/>
      <style:text-properties fo:country="BE" fo:font-size="11pt" fo:language="nl" style:font-size-asian="11pt"/>
    </style:style>
    <style:style style:family="paragraph" style:name="P27" style:parent-style-name="Standard">
      <style:paragraph-properties fo:margin-left="0.499cm" fo:margin-right="0cm" fo:text-indent="0.002cm" style:auto-text-indent="false"/>
    </style:style>
    <style:style style:family="paragraph" style:name="P28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family="paragraph" style:name="P29" style:parent-style-name="Standard">
      <style:paragraph-properties fo:margin-left="0.499cm" fo:margin-right="0cm" fo:text-indent="0.002cm" style:auto-text-indent="false"/>
      <style:text-properties fo:font-size="7pt" style:font-name="Arial" style:font-size-asian="7pt"/>
    </style:style>
    <style:style style:family="paragraph" style:master-page-name="Standard" style:name="P30" style:parent-style-name="Standard">
      <style:paragraph-properties style:page-number="auto"/>
      <style:text-properties fo:font-size="10pt" style:font-size-asian="10pt"/>
    </style:style>
    <style:style style:family="paragraph" style:name="P31" style:parent-style-name="Standard">
      <style:paragraph-properties fo:text-align="start" style:justify-single-word="false"/>
      <style:text-properties fo:font-size="9pt" officeooo:paragraph-rsid="000b228a" style:font-name="Verdana" style:font-size-asian="9pt" style:font-size-complex="9pt"/>
    </style:style>
    <style:style style:family="text" style:name="T1">
      <style:text-properties fo:font-weight="bold" style:font-weight-asian="bold"/>
    </style:style>
    <style:style style:family="text" style:name="T2">
      <style:text-properties fo:font-weight="bold" officeooo:rsid="0006fa78" style:font-weight-asian="bold"/>
    </style:style>
    <style:style style:family="text" style:name="T3">
      <style:text-properties fo:font-size="9pt" fo:font-weight="bold" style:font-name="Verdana" style:font-size-asian="9pt" style:font-size-complex="9pt" style:font-weight-asian="bold" style:font-weight-complex="bold"/>
    </style:style>
    <style:style style:family="text" style:name="T4">
      <style:text-properties fo:font-size="11pt" style:font-size-asian="11pt"/>
    </style:style>
    <style:style style:family="text" style:name="T5">
      <style:text-properties fo:font-size="6pt" style:font-name="Arial" style:font-size-asian="6pt"/>
    </style:style>
    <style:style style:family="text" style:name="T6">
      <style:text-properties fo:country="BE" fo:language="nl"/>
    </style:style>
    <style:style style:family="text" style:name="T7">
      <style:text-properties officeooo:rsid="0006fa78"/>
    </style:style>
    <style:style style:family="text" style:name="T8">
      <style:text-properties officeooo:rsid="000827a7"/>
    </style:style>
    <style:style style:family="text" style:name="T9">
      <style:text-properties officeooo:rsid="0009c398"/>
    </style:style>
    <style:style style:family="text" style:name="T10">
      <style:text-properties officeooo:rsid="000ca97e"/>
    </style:style>
    <style:style style:family="text" style:name="T11">
      <style:text-properties officeooo:rsid="000d1695"/>
    </style:style>
    <style:style style:family="graphic" style:name="fr1" style:parent-style-name="Frame">
      <style:graphic-properties fo:background-color="#f2f2f2" fo:border="0.06pt solid #8c8c8c" fo:margin-left="0.319cm" fo:margin-right="0.319cm" fo:padding-bottom="0.134cm" fo:padding-left="0.261cm" fo:padding-right="0.261cm" fo:padding-top="0.134cm" style:background-transparency="0%" style:horizontal-pos="from-left" style:horizontal-rel="page-content" style:number-wrapped-paragraphs="no-limit" style:vertical-pos="from-top" style:vertical-rel="paragraph" style:wrap="run-through">
        <style:background-image/>
      </style:graphic-properties>
    </style:style>
    <style:style style:family="graphic" style:name="fr2" style:parent-style-name="Frame">
      <style:graphic-properties fo:background-color="#f2f2f2" fo:border="0.06pt solid #8c8c8c" fo:margin-left="0.319cm" fo:margin-right="0.319cm" fo:padding-bottom="0.134cm" fo:padding-left="0.261cm" fo:padding-right="0.261cm" fo:padding-top="0.134cm" style:background-transparency="0%" style:horizontal-pos="from-left" style:horizontal-rel="paragraph" style:number-wrapped-paragraphs="no-limit" style:vertical-pos="from-top" style:vertical-rel="paragraph" style:wrap="run-through">
        <style:background-image/>
      </style:graphic-properties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left="0cm" fo:margin-right="0cm" fo:padding-bottom="0.153cm" fo:padding-left="0.28cm" fo:padding-right="0.28cm" fo:padding-top="0.153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1">
        <text:p text:style-name="P30"><office:annotation><dc:creator>urban</dc:creator><dc:date>2011-01-10T16:42:37</dc:date><text:p>do section for folder in [b.getObject() for b in brains]</text:p></office:annotation><draw:frame draw:name="Image1" draw:style-name="fr3" draw:z-index="0" svg:height="4.849cm" svg:width="5.096cm" text:anchor-type="as-char"><draw:image xlink:actuate="onLoad" xlink:href="Pictures/100000000000012D00000116B8F8BF5B.png" xlink:show="embed" xlink:type="simple"/></draw:frame></text:p>
        <text:p text:style-name="P19">Rue de Louvain 44 - 1000 Bruxelles</text:p>
        <text:p text:style-name="P20">tél. : 02/548. 62. 58</text:p>
        <text:p text:style-name="P1"/>
        <text:p text:style-name="P1"/>
        <text:p text:style-name="P1"/>
        <text:p text:style-name="P2">Statistique des permis de bâtir</text:p>
        <text:p text:style-name="P3"/>
        <text:p text:style-name="P4">Modèle III </text:p>
        <text:p text:style-name="P5"/>
        <text:p text:style-name="P6">Bâtiment dont les travaux de construction ou de transformation ont commencé</text:p>
        <text:p text:style-name="P5"><text:line-break/></text:p>
        <text:p text:style-name="P17"><text:span text:style-name="T6"><office:annotation><dc:creator>urban</dc:creator><dc:date>2011-01-17T14:09:50</dc:date><text:p>do text if folder.getUsage()=='for_habitation'</text:p></office:annotation></text:span><text:span text:style-name="T6">Concerne le formulaire statistique modèle I</text:span></text:p>
        <text:p text:style-name="P18"><text:span text:style-name="T6"><office:annotation><dc:creator>urban</dc:creator><dc:date>2011-01-17T14:10:43</dc:date><text:p>do text if folder.getUsage()=='not_for_habitation'</text:p></office:annotation></text:span><text:span text:style-name="T6">Concerne le formulaire statistique modèle II</text:span></text:p>
        <text:p text:style-name="P13"/>
        <text:p text:style-name="P9"/>
        <text:p text:style-name="Standard"/>
        <table:table table:name="Tableau1" table:style-name="Tableau1">
          <table:table-column table:style-name="Tableau1.A"/>
          <table:table-row table:style-name="Tableau1.1">
            <table:table-cell office:value-type="string" table:style-name="Tableau1.A1">
              <text:p text:style-name="P14"><draw:frame draw:name="Cadre7" draw:style-name="fr1" draw:z-index="1" svg:height="0.702cm" svg:width="13.227cm" svg:x="1.9cm" svg:y="1.672cm" text:anchor-type="char"><draw:text-box><text:p text:style-name="P8">NAMUR</text:p><text:p text:style-name="P10"/></draw:text-box></draw:frame><draw:frame draw:name="Cadre6" draw:style-name="fr1" draw:z-index="2" svg:height="0.723cm" svg:width="9.925cm" svg:x="5.202cm" svg:y="2.604cm" text:anchor-type="char"><draw:text-box><text:p text:style-name="P8">NAMUR</text:p></draw:text-box></draw:frame><draw:frame draw:name="Cadre5" draw:style-name="fr1" draw:z-index="3" svg:height="0.787cm" svg:width="13.227cm" svg:x="1.9cm" svg:y="3.493cm" text:anchor-type="char"><draw:text-box><text:p text:style-name="P8"><text:span text:style-name="T7"><text:text-input text:description="">folder.portal_urban.getCityName()</text:text-input></text:span></text:p></draw:text-box></draw:frame><draw:frame draw:name="Cadre4" draw:style-name="fr1" draw:z-index="4" svg:height="0.739cm" svg:width="7.729cm" svg:x="7.392cm" svg:y="4.493cm" text:anchor-type="char"><draw:text-box><text:p text:style-name="P12"><text:text-input text:description="Statistiques INS-Référence">folder.getReference()</text:text-input></text:p></draw:text-box></draw:frame><draw:frame draw:name="Cadre2" draw:style-name="fr1" draw:z-index="7" svg:height="0.796cm" svg:width="9.902cm" svg:x="5.207cm" svg:y="6.341cm" text:anchor-type="char"><draw:text-box><text:p text:style-name="P9"><text:text-input text:description="Statistiques INS-Titre">folder.getValueForTemplate('personTitle', obj=folder.getApplicants()[0])</text:text-input> <text:text-input text:description="Statistiques INS-Nom du demandeur">folder.getApplicants()[0].getName1()</text:text-input> <text:text-input text:description="Statistiques INS-Prénom du demandeur">folder.getApplicants()[0].getName2()</text:text-input></text:p></draw:text-box></draw:frame><draw:frame draw:name="Cadre3" draw:style-name="fr1" draw:z-index="8" svg:height="0.787cm" svg:width="9.775cm" svg:x="5.355cm" svg:y="5.398cm" text:anchor-type="char"><draw:text-box><text:p text:style-name="P11"><text:span text:style-name="T9"><text:text-input text:description="Statistiques INS-Date octroi du permis délivré">folder.portal_urban.formatDate(folder.getLastTheLicence().getDecisionDate())</text:text-input></text:span></text:p></draw:text-box></draw:frame></text:p>
              <text:p text:style-name="P15">A remplir, suivant le cas, par l’Administration Communale ou l’Administration de l’Urbanisme</text:p>
              <text:p text:style-name="P7"/>
              <text:p text:style-name="P21"/>
              <text:p text:style-name="P22">Province : <text:s text:c="8"/>NAMUR </text:p>
              <text:p text:style-name="P22"/>
              <text:p text:style-name="P22">Arrondissement administratif: </text:p>
              <text:p text:style-name="P22"/>
              <text:p text:style-name="P23">Commune : <text:s/></text:p>
              <text:p text:style-name="P23"/>
              <text:p text:style-name="P23">Numéro de la demande du permis de bâtir : </text:p>
              <text:p text:style-name="P23"/>
              <text:p text:style-name="P23">Date d’octroi du permis délivré :</text:p>
              <text:p text:style-name="P23"><text:s text:c="2"/></text:p>
              <text:p text:style-name="P23">Nom et prénom du demandeur: </text:p>
              <text:p text:style-name="P25">(en caractère d’imprimerie)</text:p>
              <text:p text:style-name="P26">Situation du bien<draw:frame draw:name="Cadre1" draw:style-name="fr2" draw:z-index="5" svg:height="1.113cm" svg:width="11.476cm" svg:x="4.168cm" svg:y="0.467cm" text:anchor-type="char"><draw:text-box><text:p text:style-name="P31"><text:span text:style-name="T1"><text:text-input text:description="Statistiques INS-Rue des travaux">folder.getWorkLocationSignaletic()</text:text-input></text:span><text:span text:style-name="T1">(</text:span><text:span text:style-name="T2"><text:text-input text:description="">folder.portal_urban.getCityName()</text:text-input></text:span><text:span text:style-name="T1">)</text:span></text:p></draw:text-box></draw:frame></text:p>
              <text:p text:style-name="P24">rue et n° : </text:p>
              <text:p text:style-name="P29">(en caractère d’imprimerie)</text:p>
              <text:p text:style-name="P27"><text:span text:style-name="T4">numéro cadastral : <text:s text:c="2"/></text:span><text:span text:style-name="T3"><text:text-input text:description="Statistiques INS-Parcelles">folder.get_parcels()</text:text-input></text:span></text:p>
              <text:p text:style-name="P28">(division, section, parcelle)<draw:frame draw:name="Cadre8" draw:style-name="fr2" draw:z-index="6" svg:height="0.787cm" svg:width="7.491cm" svg:x="6.16cm" svg:y="0.212cm" text:anchor-type="char"><draw:text-box><text:p text:style-name="P11"><text:span text:style-name="T11"><text:text-input text:description="Statistiques INS-Date octroi du permis délivré">folder.portal_urban.formatDate(folder.getLastWorkBeginning().getEventDate())</text:text-input></text:span></text:p></draw:text-box></draw:frame></text:p>
              <text:p text:style-name="P21"><text:span text:style-name="T4">Date du commencement des travaux</text:span> : </text:p>
              <text:p text:style-name="Standard"/>
              <text:p text:style-name="Standard"/>
            </table:table-cell>
          </table:table-row>
        </table:table>
        <text:p text:style-name="P16"/>
        <text:p text:style-name="P16"/>
        <text:p text:style-name="P16"><text:tab/><text:span text:style-name="T5">P59003F1 - 1 - 98 / 1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17cm" fo:margin-bottom="1.903cm" fo:margin-left="3.175cm" fo:margin-right="3.17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Statistique des permis de bâtir - Modèle III</dc:title>
    <meta:initial-creator>koen.hooyberghs</meta:initial-creator>
    <meta:creation-date>2009-01-16T10:36:00</meta:creation-date>
    <dc:date>2015-10-27T11:28:08.418838898</dc:date>
    <meta:print-date>2008-10-17T14:25:00</meta:print-date>
    <meta:editing-cycles>42</meta:editing-cycles>
    <meta:editing-duration>P1DT2H7S</meta:editing-duration>
    <meta:document-statistic meta:table-count="1" meta:image-count="1" meta:object-count="0" meta:page-count="1" meta:paragraph-count="33" meta:word-count="148" meta:character-count="1192" meta:non-whitespace-character-count="1074"/>
    <meta:user-defined meta:name="Info 1"/>
    <meta:user-defined meta:name="Info 2"/>
    <meta:user-defined meta:name="Info 3"/>
    <meta:user-defined meta:name="Info 4"/>
  </office:meta>
</office:document-meta>
</file>